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>
      <style:text-properties officeooo:paragraph-rsid="00530d74"/>
    </style:style>
    <style:style style:name="P2" style:family="paragraph" style:parent-style-name="Text_20_body">
      <style:text-properties style:font-name="Times New Roman" fo:font-size="14pt" fo:language="en" fo:country="US" officeooo:rsid="00253ea3" officeooo:paragraph-rsid="005bfcec" style:font-size-asian="14pt" style:font-name-complex="Times New Roman1" style:font-size-complex="14pt"/>
    </style:style>
    <style:style style:name="P3" style:family="paragraph" style:parent-style-name="Heading_20_2">
      <style:text-properties officeooo:rsid="001d4a08" officeooo:paragraph-rsid="001d4a08"/>
    </style:style>
    <style:style style:name="P4" style:family="paragraph" style:parent-style-name="Text_20_body" style:list-style-name="L1">
      <style:text-properties fo:font-weight="normal" officeooo:rsid="0033c2b0" officeooo:paragraph-rsid="004d3706" style:font-weight-asian="normal" style:font-weight-complex="normal"/>
    </style:style>
    <style:style style:name="P5" style:family="paragraph" style:parent-style-name="Heading_20_2">
      <style:text-properties officeooo:rsid="001de5be" officeooo:paragraph-rsid="006bd9d1"/>
    </style:style>
    <style:style style:name="P6" style:family="paragraph" style:parent-style-name="Heading_20_2">
      <style:paragraph-properties fo:break-before="page"/>
      <style:text-properties officeooo:rsid="001de5be" officeooo:paragraph-rsid="006bd9d1"/>
    </style:style>
    <style:style style:name="P7" style:family="paragraph" style:parent-style-name="Text_20_body">
      <style:text-properties officeooo:rsid="0025c04a" officeooo:paragraph-rsid="002bbe18"/>
    </style:style>
    <style:style style:name="T1" style:family="text">
      <style:text-properties officeooo:rsid="005f6167"/>
    </style:style>
    <style:style style:name="T2" style:family="text">
      <style:text-properties officeooo:rsid="006aff1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<text:span text:style-name="T1">2.</text:span><text:span text:style-name="T2">6</text:span></text:p>
      <text:h text:style-name="Heading_20_2" text:outline-level="2">AIM</text:h>
      <text:p text:style-name="P2">To check syntax of for loop in C</text:p>
      <text:h text:style-name="P3" text:outline-level="2">ALGORITHM</text:h>
      <text:list text:style-name="L1">
        <text:list-item>
          <text:p text:style-name="P4"><text:s/>Start</text:p>
        </text:list-item>
        <text:list-item>
          <text:p text:style-name="P4">Create a lex file with following lexical rules:</text:p>
          <text:list>
            <text:list-item>
              <text:p text:style-name="P4">Include y.tab.h generated by the YACC program.</text:p>
            </text:list-item>
            <text:list-item>
              <text:p text:style-name="P4">If input is a sequence of digits:</text:p>
              <text:list>
                <text:list-item>
                  <text:p text:style-name="P4">Return token INTEGER.</text:p>
                </text:list-item>
              </text:list>
            </text:list-item>
            <text:list-item>
              <text:p text:style-name="P4">If input is the keyword for:</text:p>
              <text:list>
                <text:list-item>
                  <text:p text:style-name="P4">Return token FOR.</text:p>
                </text:list-item>
              </text:list>
            </text:list-item>
            <text:list-item>
              <text:p text:style-name="P4">If input is a type keyword (int, float, char):</text:p>
              <text:list>
                <text:list-item>
                  <text:p text:style-name="P4">Return token TYPE.</text:p>
                </text:list-item>
              </text:list>
            </text:list-item>
            <text:list-item>
              <text:p text:style-name="P4">If input is a valid identifier (starts with a letter or _, followed by letters, digits, or _):</text:p>
              <text:list>
                <text:list-item>
                  <text:p text:style-name="P4">Return token IDENTIFIER.</text:p>
                </text:list-item>
              </text:list>
            </text:list-item>
            <text:list-item>
              <text:p text:style-name="P4">If input matches relational operators (==, &lt;=, &gt;=, !=, &lt;, &gt;):</text:p>
              <text:list>
                <text:list-item>
                  <text:p text:style-name="P4">Return token RELATIONAL_OPERATOR.</text:p>
                </text:list-item>
              </text:list>
            </text:list-item>
            <text:list-item>
              <text:p text:style-name="P4">If input matches assignment operators (=, +=, -=, *=, /=, etc.):</text:p>
              <text:list>
                <text:list-item>
                  <text:p text:style-name="P4">Return token ASSIGN.</text:p>
                </text:list-item>
              </text:list>
            </text:list-item>
            <text:list-item>
              <text:p text:style-name="P4">If input matches arithmetic operators (+, -, *, /, %):</text:p>
              <text:list>
                <text:list-item>
                  <text:p text:style-name="P4">Return token ARITHMETIC_OPERATOR.</text:p>
                </text:list-item>
              </text:list>
            </text:list-item>
            <text:list-item>
              <text:p text:style-name="P4">If input matches logical operators (||, &amp;&amp;):</text:p>
              <text:list>
                <text:list-item>
                  <text:p text:style-name="P4">Return token LOGICAL_OPERATOR.</text:p>
                </text:list-item>
              </text:list>
            </text:list-item>
            <text:list-item>
              <text:p text:style-name="P4">If input matches bitwise operators (&lt;&lt;, &gt;&gt;, &amp;, |, ^):</text:p>
              <text:list>
                <text:list-item>
                  <text:p text:style-name="P4">Return token BITWISE_OPERATOR.</text:p>
                </text:list-item>
              </text:list>
            </text:list-item>
            <text:list-item>
              <text:p text:style-name="P4">If input matches parentheses, curly braces, semicolon, comma, or !:</text:p>
              <text:list>
                <text:list-item>
                  <text:p text:style-name="P4"><text:soft-page-break/>Return the corresponding token (LPAREN, RPAREN, LCURLY, RCURLY, SEMICOLON, COMMA, NOT).</text:p>
                </text:list-item>
              </text:list>
            </text:list-item>
            <text:list-item>
              <text:p text:style-name="P4">For any other symbol, skip.</text:p>
            </text:list-item>
          </text:list>
        </text:list-item>
        <text:list-item>
          <text:p text:style-name="P4">Create YACC to parse input as follows:</text:p>
          <text:list>
            <text:list-item>
              <text:p text:style-name="P4">Define tokens for all operators, keywords, and symbols as per the LEX file.</text:p>
            </text:list-item>
            <text:list-item>
              <text:p text:style-name="P4">Define grammar rules to recognize a valid C-style for loop:</text:p>
              <text:list>
                <text:list-item>
                  <text:p text:style-name="P4">The input consists of zero or more for loops.</text:p>
                </text:list-item>
                <text:list-item>
                  <text:p text:style-name="P4">Each for loop must match the pattern:</text:p>
                  <text:p text:style-name="P4">for ( initialization ; condition ; update ) statement_block</text:p>
                  <text:p text:style-name="P4">On successful recognition of a for loop, print Valid.</text:p>
                </text:list-item>
                <text:list-item>
                  <text:p text:style-name="P4">Initialization can be a comma seperated series of variable declarations or assignments. Initialization can be NULL as well.</text:p>
                </text:list-item>
                <text:list-item>
                  <text:p text:style-name="P4">Condition can be any logical or relational expression.</text:p>
                </text:list-item>
                <text:list-item>
                  <text:p text:style-name="P4">Update can be assignments or arithmetic expressions.</text:p>
                </text:list-item>
                <text:list-item>
                  <text:p text:style-name="P4">Statement block can be a single statement or a block enclosed in {}.</text:p>
                </text:list-item>
              </text:list>
            </text:list-item>
            <text:list-item>
              <text:p text:style-name="P4">In the user code section:</text:p>
              <text:list>
                <text:list-item>
                  <text:p text:style-name="P4">Define error handling function.</text:p>
                </text:list-item>
                <text:list-item>
                  <text:p text:style-name="P4">Define main function to call yyparse().</text:p>
                </text:list-item>
              </text:list>
            </text:list-item>
          </text:list>
        </text:list-item>
        <text:list-item>
          <text:p text:style-name="P4">Use lex command to generate C program.</text:p>
        </text:list-item>
        <text:list-item>
          <text:p text:style-name="P4">Use yacc to create y.tab,h and y.tab.c</text:p>
        </text:list-item>
        <text:list-item>
          <text:p text:style-name="P4">Compile and run y.tab.c along with lex program using gcc.</text:p>
        </text:list-item>
        <text:list-item>
          <text:p text:style-name="P4">Stop</text:p>
        </text:list-item>
      </text:list>
      <text:h text:style-name="P5" text:outline-level="2" text:is-list-header="true"><text:line-break/><text:line-break/></text:h>
      <text:h text:style-name="P6" text:outline-level="2">RESULT</text:h>
      <text:p text:style-name="P7">Successfully verified for loop syntax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6c43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solid #000000" fo:padding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<text:span text:style-name="MT1">Date:</text:span> <text:span text:style-name="MT2">14</text:span>/08/2024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6-09T16:37:30.412189074</meta:creation-date>
    <dc:date>2025-09-17T20:25:06.713800119</dc:date>
    <meta:editing-duration>PT6H49M44S</meta:editing-duration>
    <meta:editing-cycles>39</meta:editing-cycles>
    <meta:generator>LibreOffice/25.2.6.2$Linux_X86_64 LibreOffice_project/520$Build-2</meta:generator>
    <meta:document-statistic meta:table-count="0" meta:image-count="0" meta:object-count="0" meta:page-count="3" meta:paragraph-count="50" meta:word-count="368" meta:character-count="2080" meta:non-whitespace-character-count="1798"/>
  </office:meta>
</office:document-meta>
</file>